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3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16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CASP continuo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Time (s)</text:p>
          </table:table-cell>
          <table:table-cell table:style-name="ce2" office:value-type="string" calcext:value-type="string">
            <text:p>Gap (%)</text:p>
          </table:table-cell>
          <table:table-cell table:style-name="ce10" office:value-type="string" calcext:value-type="string">
            <text:p>LB</text:p>
          </table:table-cell>
          <table:table-cell table:style-name="ce10" office:value-type="string" calcext:value-type="string">
            <text:p>Best</text:p>
          </table:table-cell>
          <table:table-cell table:style-name="ce10" office:value-type="string" calcext:value-type="string">
            <text:p>Proven optimal?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instances/GenMB/instance_Gen_Meisel2009_10m_20_1.dat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6800" calcext:value-type="float">
            <text:p>16800</text:p>
          </table:table-cell>
          <table:table-cell table:formula="of:=IF(AND([.B2]&lt;3600;[.B2]&lt;&gt;&quot;&quot;;[.C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10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5600" calcext:value-type="float">
            <text:p>15600</text:p>
          </table:table-cell>
          <table:table-cell table:formula="of:=IF(AND([.B3]&lt;3600;[.B3]&lt;&gt;&quot;&quot;;[.C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2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IF(AND([.B4]&lt;3600;[.B4]&lt;&gt;&quot;&quot;;[.C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3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2200" calcext:value-type="float">
            <text:p>22200</text:p>
          </table:table-cell>
          <table:table-cell table:formula="of:=IF(AND([.B5]&lt;3600;[.B5]&lt;&gt;&quot;&quot;;[.C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4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1400" calcext:value-type="float">
            <text:p>11400</text:p>
          </table:table-cell>
          <table:table-cell table:formula="of:=IF(AND([.B6]&lt;3600;[.B6]&lt;&gt;&quot;&quot;;[.C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5.dat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200" calcext:value-type="float">
            <text:p>3200</text:p>
          </table:table-cell>
          <table:table-cell table:formula="of:=IF(AND([.B7]&lt;3600;[.B7]&lt;&gt;&quot;&quot;;[.C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6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1000" calcext:value-type="float">
            <text:p>21000</text:p>
          </table:table-cell>
          <table:table-cell table:formula="of:=IF(AND([.B8]&lt;3600;[.B8]&lt;&gt;&quot;&quot;;[.C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7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9000" calcext:value-type="float">
            <text:p>19000</text:p>
          </table:table-cell>
          <table:table-cell table:formula="of:=IF(AND([.B9]&lt;3600;[.B9]&lt;&gt;&quot;&quot;;[.C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8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8800" calcext:value-type="float">
            <text:p>8800</text:p>
          </table:table-cell>
          <table:table-cell table:formula="of:=IF(AND([.B10]&lt;3600;[.B10]&lt;&gt;&quot;&quot;;[.C1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20_9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1000" calcext:value-type="float">
            <text:p>11000</text:p>
          </table:table-cell>
          <table:table-cell table:formula="of:=IF(AND([.B11]&lt;3600;[.B11]&lt;&gt;&quot;&quot;;[.C1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1.dat</text:p>
          </table:table-cell>
          <table:table-cell office:value-type="float" office:value="10" calcext:value-type="float">
            <text:p>10</text:p>
          </table:table-cell>
          <table:table-cell office:value-type="percentage" office:value="0.0000485731" calcext:value-type="percentage">
            <text:p>0,0 %</text:p>
          </table:table-cell>
          <table:table-cell office:value-type="float" office:value="55397.3" calcext:value-type="float">
            <text:p>55397,3</text:p>
          </table:table-cell>
          <table:table-cell office:value-type="float" office:value="55400" calcext:value-type="float">
            <text:p>55400</text:p>
          </table:table-cell>
          <table:table-cell table:formula="of:=IF(AND([.B12]&lt;3600;[.B12]&lt;&gt;&quot;&quot;;[.C1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10.dat</text:p>
          </table:table-cell>
          <table:table-cell office:value-type="float" office:value="5" calcext:value-type="float">
            <text:p>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6400" calcext:value-type="float">
            <text:p>36400</text:p>
          </table:table-cell>
          <table:table-cell table:formula="of:=IF(AND([.B13]&lt;3600;[.B13]&lt;&gt;&quot;&quot;;[.C1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2.dat</text:p>
          </table:table-cell>
          <table:table-cell office:value-type="float" office:value="11" calcext:value-type="float">
            <text:p>11</text:p>
          </table:table-cell>
          <table:table-cell office:value-type="percentage" office:value="0.0000615456" calcext:value-type="percentage">
            <text:p>0,0 %</text:p>
          </table:table-cell>
          <table:table-cell office:value-type="float" office:value="51796.8" calcext:value-type="float">
            <text:p>51796,8</text:p>
          </table:table-cell>
          <table:table-cell office:value-type="float" office:value="51800" calcext:value-type="float">
            <text:p>51800</text:p>
          </table:table-cell>
          <table:table-cell table:formula="of:=IF(AND([.B14]&lt;3600;[.B14]&lt;&gt;&quot;&quot;;[.C1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3.dat</text:p>
          </table:table-cell>
          <table:table-cell office:value-type="float" office:value="17" calcext:value-type="float">
            <text:p>17</text:p>
          </table:table-cell>
          <table:table-cell office:value-type="percentage" office:value="0.0000603378" calcext:value-type="percentage">
            <text:p>0,0 %</text:p>
          </table:table-cell>
          <table:table-cell office:value-type="float" office:value="64996.1" calcext:value-type="float">
            <text:p>64996,1</text:p>
          </table:table-cell>
          <table:table-cell office:value-type="float" office:value="65000" calcext:value-type="float">
            <text:p>65000</text:p>
          </table:table-cell>
          <table:table-cell table:formula="of:=IF(AND([.B15]&lt;3600;[.B15]&lt;&gt;&quot;&quot;;[.C1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4.dat</text:p>
          </table:table-cell>
          <table:table-cell office:value-type="float" office:value="8" calcext:value-type="float">
            <text:p>8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5400" calcext:value-type="float">
            <text:p>45400</text:p>
          </table:table-cell>
          <table:table-cell table:formula="of:=IF(AND([.B16]&lt;3600;[.B16]&lt;&gt;&quot;&quot;;[.C1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5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4800" calcext:value-type="float">
            <text:p>14800</text:p>
          </table:table-cell>
          <table:table-cell table:formula="of:=IF(AND([.B17]&lt;3600;[.B17]&lt;&gt;&quot;&quot;;[.C1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6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9400" calcext:value-type="float">
            <text:p>19400</text:p>
          </table:table-cell>
          <table:table-cell table:formula="of:=IF(AND([.B18]&lt;3600;[.B18]&lt;&gt;&quot;&quot;;[.C1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7.dat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009912" calcext:value-type="percentage">
            <text:p>0,0 %</text:p>
          </table:table-cell>
          <table:table-cell office:value-type="float" office:value="67593.3" calcext:value-type="float">
            <text:p>67593,3</text:p>
          </table:table-cell>
          <table:table-cell office:value-type="float" office:value="67600" calcext:value-type="float">
            <text:p>67600</text:p>
          </table:table-cell>
          <table:table-cell table:formula="of:=IF(AND([.B19]&lt;3600;[.B19]&lt;&gt;&quot;&quot;;[.C1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8.dat</text:p>
          </table:table-cell>
          <table:table-cell office:value-type="float" office:value="8" calcext:value-type="float">
            <text:p>8</text:p>
          </table:table-cell>
          <table:table-cell office:value-type="percentage" office:value="0.0000820657" calcext:value-type="percentage">
            <text:p>0,0 %</text:p>
          </table:table-cell>
          <table:table-cell office:value-type="float" office:value="41196.6" calcext:value-type="float">
            <text:p>41196,6</text:p>
          </table:table-cell>
          <table:table-cell office:value-type="float" office:value="41200" calcext:value-type="float">
            <text:p>41200</text:p>
          </table:table-cell>
          <table:table-cell table:formula="of:=IF(AND([.B20]&lt;3600;[.B20]&lt;&gt;&quot;&quot;;[.C2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30_9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4600" calcext:value-type="float">
            <text:p>24600</text:p>
          </table:table-cell>
          <table:table-cell table:formula="of:=IF(AND([.B21]&lt;3600;[.B21]&lt;&gt;&quot;&quot;;[.C2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1.dat</text:p>
          </table:table-cell>
          <table:table-cell office:value-type="float" office:value="19" calcext:value-type="float">
            <text:p>1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1200" calcext:value-type="float">
            <text:p>51200</text:p>
          </table:table-cell>
          <table:table-cell table:formula="of:=IF(AND([.B22]&lt;3600;[.B22]&lt;&gt;&quot;&quot;;[.C2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10.dat</text:p>
          </table:table-cell>
          <table:table-cell office:value-type="float" office:value="37" calcext:value-type="float">
            <text:p>37</text:p>
          </table:table-cell>
          <table:table-cell office:value-type="percentage" office:value="0.0000758486" calcext:value-type="percentage">
            <text:p>0,0 %</text:p>
          </table:table-cell>
          <table:table-cell office:value-type="float" office:value="57595.6" calcext:value-type="float">
            <text:p>57595,6</text:p>
          </table:table-cell>
          <table:table-cell office:value-type="float" office:value="57600" calcext:value-type="float">
            <text:p>57600</text:p>
          </table:table-cell>
          <table:table-cell table:formula="of:=IF(AND([.B23]&lt;3600;[.B23]&lt;&gt;&quot;&quot;;[.C2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2.dat</text:p>
          </table:table-cell>
          <table:table-cell office:value-type="float" office:value="71" calcext:value-type="float">
            <text:p>71</text:p>
          </table:table-cell>
          <table:table-cell office:value-type="percentage" office:value="0.0000983403" calcext:value-type="percentage">
            <text:p>0,0 %</text:p>
          </table:table-cell>
          <table:table-cell office:value-type="float" office:value="60594" calcext:value-type="float">
            <text:p>60594</text:p>
          </table:table-cell>
          <table:table-cell office:value-type="float" office:value="60600" calcext:value-type="float">
            <text:p>60600</text:p>
          </table:table-cell>
          <table:table-cell table:formula="of:=IF(AND([.B24]&lt;3600;[.B24]&lt;&gt;&quot;&quot;;[.C2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3.dat</text:p>
          </table:table-cell>
          <table:table-cell office:value-type="float" office:value="10" calcext:value-type="float">
            <text:p>10</text:p>
          </table:table-cell>
          <table:table-cell office:value-type="percentage" office:value="0.0000346553" calcext:value-type="percentage">
            <text:p>0,0 %</text:p>
          </table:table-cell>
          <table:table-cell office:value-type="float" office:value="35198.8" calcext:value-type="float">
            <text:p>35198,8</text:p>
          </table:table-cell>
          <table:table-cell office:value-type="float" office:value="35200" calcext:value-type="float">
            <text:p>35200</text:p>
          </table:table-cell>
          <table:table-cell table:formula="of:=IF(AND([.B25]&lt;3600;[.B25]&lt;&gt;&quot;&quot;;[.C2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4.dat</text:p>
          </table:table-cell>
          <table:table-cell office:value-type="float" office:value="881" calcext:value-type="float">
            <text:p>881</text:p>
          </table:table-cell>
          <table:table-cell office:value-type="percentage" office:value="0.0000998906" calcext:value-type="percentage">
            <text:p>0,0 %</text:p>
          </table:table-cell>
          <table:table-cell office:value-type="float" office:value="91190.9" calcext:value-type="float">
            <text:p>91190,9</text:p>
          </table:table-cell>
          <table:table-cell office:value-type="float" office:value="91200" calcext:value-type="float">
            <text:p>91200</text:p>
          </table:table-cell>
          <table:table-cell table:formula="of:=IF(AND([.B26]&lt;3600;[.B26]&lt;&gt;&quot;&quot;;[.C2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5.dat</text:p>
          </table:table-cell>
          <table:table-cell office:value-type="float" office:value="17" calcext:value-type="float">
            <text:p>17</text:p>
          </table:table-cell>
          <table:table-cell office:value-type="percentage" office:value="0.0000729051" calcext:value-type="percentage">
            <text:p>0,0 %</text:p>
          </table:table-cell>
          <table:table-cell office:value-type="float" office:value="53996.1" calcext:value-type="float">
            <text:p>53996,1</text:p>
          </table:table-cell>
          <table:table-cell office:value-type="float" office:value="54000" calcext:value-type="float">
            <text:p>54000</text:p>
          </table:table-cell>
          <table:table-cell table:formula="of:=IF(AND([.B27]&lt;3600;[.B27]&lt;&gt;&quot;&quot;;[.C2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6.dat</text:p>
          </table:table-cell>
          <table:table-cell office:value-type="float" office:value="33" calcext:value-type="float">
            <text:p>33</text:p>
          </table:table-cell>
          <table:table-cell office:value-type="percentage" office:value="0.0000709687" calcext:value-type="percentage">
            <text:p>0,0 %</text:p>
          </table:table-cell>
          <table:table-cell office:value-type="float" office:value="49996.5" calcext:value-type="float">
            <text:p>49996,5</text:p>
          </table:table-cell>
          <table:table-cell office:value-type="float" office:value="50000" calcext:value-type="float">
            <text:p>50000</text:p>
          </table:table-cell>
          <table:table-cell table:formula="of:=IF(AND([.B28]&lt;3600;[.B28]&lt;&gt;&quot;&quot;;[.C2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7.dat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7600" calcext:value-type="float">
            <text:p>57600</text:p>
          </table:table-cell>
          <table:table-cell table:formula="of:=IF(AND([.B29]&lt;3600;[.B29]&lt;&gt;&quot;&quot;;[.C2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8.dat</text:p>
          </table:table-cell>
          <table:table-cell office:value-type="float" office:value="14" calcext:value-type="float">
            <text:p>1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2400" calcext:value-type="float">
            <text:p>42400</text:p>
          </table:table-cell>
          <table:table-cell table:formula="of:=IF(AND([.B30]&lt;3600;[.B30]&lt;&gt;&quot;&quot;;[.C3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40_9.dat</text:p>
          </table:table-cell>
          <table:table-cell office:value-type="float" office:value="129" calcext:value-type="float">
            <text:p>129</text:p>
          </table:table-cell>
          <table:table-cell office:value-type="percentage" office:value="0.0000924788" calcext:value-type="percentage">
            <text:p>0,0 %</text:p>
          </table:table-cell>
          <table:table-cell office:value-type="float" office:value="66393.9" calcext:value-type="float">
            <text:p>66393,9</text:p>
          </table:table-cell>
          <table:table-cell office:value-type="float" office:value="66400" calcext:value-type="float">
            <text:p>66400</text:p>
          </table:table-cell>
          <table:table-cell table:formula="of:=IF(AND([.B31]&lt;3600;[.B31]&lt;&gt;&quot;&quot;;[.C3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1.dat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165979" calcext:value-type="percentage">
            <text:p>16,6 %</text:p>
          </table:table-cell>
          <table:table-cell office:value-type="float" office:value="98914.9" calcext:value-type="float">
            <text:p>98914,9</text:p>
          </table:table-cell>
          <table:table-cell office:value-type="float" office:value="118600" calcext:value-type="float">
            <text:p>118600</text:p>
          </table:table-cell>
          <table:table-cell table:formula="of:=IF(AND([.B32]&lt;3600;[.B32]&lt;&gt;&quot;&quot;;[.C3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10.dat</text:p>
          </table:table-cell>
          <table:table-cell office:value-type="float" office:value="3608" calcext:value-type="float">
            <text:p>3608</text:p>
          </table:table-cell>
          <table:table-cell office:value-type="percentage" office:value="0.419235" calcext:value-type="percentage">
            <text:p>41,9 %</text:p>
          </table:table-cell>
          <table:table-cell office:value-type="float" office:value="97916.9" calcext:value-type="float">
            <text:p>97916,9</text:p>
          </table:table-cell>
          <table:table-cell office:value-type="float" office:value="168600" calcext:value-type="float">
            <text:p>168600</text:p>
          </table:table-cell>
          <table:table-cell table:formula="of:=IF(AND([.B33]&lt;3600;[.B33]&lt;&gt;&quot;&quot;;[.C3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2.dat</text:p>
          </table:table-cell>
          <table:table-cell office:value-type="float" office:value="3605" calcext:value-type="float">
            <text:p>3605</text:p>
          </table:table-cell>
          <table:table-cell office:value-type="percentage" office:value="0.622294" calcext:value-type="percentage">
            <text:p>62,2 %</text:p>
          </table:table-cell>
          <table:table-cell office:value-type="float" office:value="81509" calcext:value-type="float">
            <text:p>81509</text:p>
          </table:table-cell>
          <table:table-cell office:value-type="float" office:value="215800" calcext:value-type="float">
            <text:p>215800</text:p>
          </table:table-cell>
          <table:table-cell table:formula="of:=IF(AND([.B34]&lt;3600;[.B34]&lt;&gt;&quot;&quot;;[.C3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3.dat</text:p>
          </table:table-cell>
          <table:table-cell office:value-type="float" office:value="3603" calcext:value-type="float">
            <text:p>3603</text:p>
          </table:table-cell>
          <table:table-cell office:value-type="percentage" office:value="0.196151" calcext:value-type="percentage">
            <text:p>19,6 %</text:p>
          </table:table-cell>
          <table:table-cell office:value-type="float" office:value="80063.3" calcext:value-type="float">
            <text:p>80063,3</text:p>
          </table:table-cell>
          <table:table-cell office:value-type="float" office:value="99600" calcext:value-type="float">
            <text:p>99600</text:p>
          </table:table-cell>
          <table:table-cell table:formula="of:=IF(AND([.B35]&lt;3600;[.B35]&lt;&gt;&quot;&quot;;[.C35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4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279685" calcext:value-type="percentage">
            <text:p>28,0 %</text:p>
          </table:table-cell>
          <table:table-cell office:value-type="float" office:value="77794" calcext:value-type="float">
            <text:p>77794</text:p>
          </table:table-cell>
          <table:table-cell office:value-type="float" office:value="108000" calcext:value-type="float">
            <text:p>108000</text:p>
          </table:table-cell>
          <table:table-cell table:formula="of:=IF(AND([.B36]&lt;3600;[.B36]&lt;&gt;&quot;&quot;;[.C36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5.dat</text:p>
          </table:table-cell>
          <table:table-cell office:value-type="float" office:value="3603" calcext:value-type="float">
            <text:p>3603</text:p>
          </table:table-cell>
          <table:table-cell office:value-type="percentage" office:value="0.625236" calcext:value-type="percentage">
            <text:p>62,5 %</text:p>
          </table:table-cell>
          <table:table-cell office:value-type="float" office:value="79375" calcext:value-type="float">
            <text:p>79375</text:p>
          </table:table-cell>
          <table:table-cell office:value-type="float" office:value="211800" calcext:value-type="float">
            <text:p>211800</text:p>
          </table:table-cell>
          <table:table-cell table:formula="of:=IF(AND([.B37]&lt;3600;[.B37]&lt;&gt;&quot;&quot;;[.C3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6.dat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54847" calcext:value-type="percentage">
            <text:p>54,8 %</text:p>
          </table:table-cell>
          <table:table-cell office:value-type="float" office:value="88319.2" calcext:value-type="float">
            <text:p>88319,2</text:p>
          </table:table-cell>
          <table:table-cell office:value-type="float" office:value="195600" calcext:value-type="float">
            <text:p>195600</text:p>
          </table:table-cell>
          <table:table-cell table:formula="of:=IF(AND([.B38]&lt;3600;[.B38]&lt;&gt;&quot;&quot;;[.C3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7.dat</text:p>
          </table:table-cell>
          <table:table-cell office:value-type="float" office:value="3604" calcext:value-type="float">
            <text:p>3604</text:p>
          </table:table-cell>
          <table:table-cell office:value-type="percentage" office:value="0.48415" calcext:value-type="percentage">
            <text:p>48,4 %</text:p>
          </table:table-cell>
          <table:table-cell office:value-type="float" office:value="114622" calcext:value-type="float">
            <text:p>114622</text:p>
          </table:table-cell>
          <table:table-cell office:value-type="float" office:value="222200" calcext:value-type="float">
            <text:p>222200</text:p>
          </table:table-cell>
          <table:table-cell table:formula="of:=IF(AND([.B39]&lt;3600;[.B39]&lt;&gt;&quot;&quot;;[.C3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8.dat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400365" calcext:value-type="percentage">
            <text:p>40,0 %</text:p>
          </table:table-cell>
          <table:table-cell office:value-type="float" office:value="99179.7" calcext:value-type="float">
            <text:p>99179,7</text:p>
          </table:table-cell>
          <table:table-cell office:value-type="float" office:value="165400" calcext:value-type="float">
            <text:p>165400</text:p>
          </table:table-cell>
          <table:table-cell table:formula="of:=IF(AND([.B40]&lt;3600;[.B40]&lt;&gt;&quot;&quot;;[.C40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50_9.dat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141758" calcext:value-type="percentage">
            <text:p>14,2 %</text:p>
          </table:table-cell>
          <table:table-cell office:value-type="float" office:value="102302" calcext:value-type="float">
            <text:p>102302</text:p>
          </table:table-cell>
          <table:table-cell office:value-type="float" office:value="119200" calcext:value-type="float">
            <text:p>119200</text:p>
          </table:table-cell>
          <table:table-cell table:formula="of:=IF(AND([.B41]&lt;3600;[.B41]&lt;&gt;&quot;&quot;;[.C41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1.dat</text:p>
          </table:table-cell>
          <table:table-cell office:value-type="float" office:value="3608" calcext:value-type="float">
            <text:p>3608</text:p>
          </table:table-cell>
          <table:table-cell office:value-type="percentage" office:value="0.455368" calcext:value-type="percentage">
            <text:p>45,5 %</text:p>
          </table:table-cell>
          <table:table-cell office:value-type="float" office:value="102173" calcext:value-type="float">
            <text:p>102173</text:p>
          </table:table-cell>
          <table:table-cell office:value-type="float" office:value="187600" calcext:value-type="float">
            <text:p>187600</text:p>
          </table:table-cell>
          <table:table-cell table:formula="of:=IF(AND([.B42]&lt;3600;[.B42]&lt;&gt;&quot;&quot;;[.C4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10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789802" calcext:value-type="percentage">
            <text:p>79,0 %</text:p>
          </table:table-cell>
          <table:table-cell office:value-type="float" office:value="99549.9" calcext:value-type="float">
            <text:p>99549,9</text:p>
          </table:table-cell>
          <table:table-cell office:value-type="float" office:value="473600" calcext:value-type="float">
            <text:p>473600</text:p>
          </table:table-cell>
          <table:table-cell table:formula="of:=IF(AND([.B43]&lt;3600;[.B43]&lt;&gt;&quot;&quot;;[.C4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2.dat</text:p>
          </table:table-cell>
          <table:table-cell office:value-type="float" office:value="3603" calcext:value-type="float">
            <text:p>3603</text:p>
          </table:table-cell>
          <table:table-cell office:value-type="percentage" office:value="0.332644" calcext:value-type="percentage">
            <text:p>33,3 %</text:p>
          </table:table-cell>
          <table:table-cell office:value-type="float" office:value="101305" calcext:value-type="float">
            <text:p>101305</text:p>
          </table:table-cell>
          <table:table-cell office:value-type="float" office:value="151800" calcext:value-type="float">
            <text:p>151800</text:p>
          </table:table-cell>
          <table:table-cell table:formula="of:=IF(AND([.B44]&lt;3600;[.B44]&lt;&gt;&quot;&quot;;[.C4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3.dat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731209" calcext:value-type="percentage">
            <text:p>73,1 %</text:p>
          </table:table-cell>
          <table:table-cell office:value-type="float" office:value="93163" calcext:value-type="float">
            <text:p>93163</text:p>
          </table:table-cell>
          <table:table-cell office:value-type="float" office:value="346600" calcext:value-type="float">
            <text:p>346600</text:p>
          </table:table-cell>
          <table:table-cell table:formula="of:=IF(AND([.B45]&lt;3600;[.B45]&lt;&gt;&quot;&quot;;[.C45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4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477578" calcext:value-type="percentage">
            <text:p>47,8 %</text:p>
          </table:table-cell>
          <table:table-cell office:value-type="float" office:value="100932" calcext:value-type="float">
            <text:p>100932</text:p>
          </table:table-cell>
          <table:table-cell office:value-type="float" office:value="193200" calcext:value-type="float">
            <text:p>193200</text:p>
          </table:table-cell>
          <table:table-cell table:formula="of:=IF(AND([.B46]&lt;3600;[.B46]&lt;&gt;&quot;&quot;;[.C46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5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805259" calcext:value-type="percentage">
            <text:p>80,5 %</text:p>
          </table:table-cell>
          <table:table-cell office:value-type="float" office:value="96007.3" calcext:value-type="float">
            <text:p>96007,3</text:p>
          </table:table-cell>
          <table:table-cell office:value-type="float" office:value="493000" calcext:value-type="float">
            <text:p>493000</text:p>
          </table:table-cell>
          <table:table-cell table:formula="of:=IF(AND([.B47]&lt;3600;[.B47]&lt;&gt;&quot;&quot;;[.C4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6.dat</text:p>
          </table:table-cell>
          <table:table-cell office:value-type="float" office:value="3604" calcext:value-type="float">
            <text:p>3604</text:p>
          </table:table-cell>
          <table:table-cell office:value-type="percentage" office:value="0.759106" calcext:value-type="percentage">
            <text:p>75,9 %</text:p>
          </table:table-cell>
          <table:table-cell office:value-type="float" office:value="89949.7" calcext:value-type="float">
            <text:p>89949,7</text:p>
          </table:table-cell>
          <table:table-cell office:value-type="float" office:value="373400" calcext:value-type="float">
            <text:p>373400</text:p>
          </table:table-cell>
          <table:table-cell table:formula="of:=IF(AND([.B48]&lt;3600;[.B48]&lt;&gt;&quot;&quot;;[.C4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7.dat</text:p>
          </table:table-cell>
          <table:table-cell office:value-type="float" office:value="3604" calcext:value-type="float">
            <text:p>3604</text:p>
          </table:table-cell>
          <table:table-cell office:value-type="percentage" office:value="0.837076" calcext:value-type="percentage">
            <text:p>83,7 %</text:p>
          </table:table-cell>
          <table:table-cell office:value-type="float" office:value="93974.8" calcext:value-type="float">
            <text:p>93974,8</text:p>
          </table:table-cell>
          <table:table-cell office:value-type="float" office:value="576800" calcext:value-type="float">
            <text:p>576800</text:p>
          </table:table-cell>
          <table:table-cell table:formula="of:=IF(AND([.B49]&lt;3600;[.B49]&lt;&gt;&quot;&quot;;[.C4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8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616026" calcext:value-type="percentage">
            <text:p>61,6 %</text:p>
          </table:table-cell>
          <table:table-cell office:value-type="float" office:value="109279" calcext:value-type="float">
            <text:p>109279</text:p>
          </table:table-cell>
          <table:table-cell office:value-type="float" office:value="284600" calcext:value-type="float">
            <text:p>284600</text:p>
          </table:table-cell>
          <table:table-cell table:formula="of:=IF(AND([.B50]&lt;3600;[.B50]&lt;&gt;&quot;&quot;;[.C50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MB/instance_Gen_Meisel2009_10m_60_9.dat</text:p>
          </table:table-cell>
          <table:table-cell office:value-type="float" office:value="3605" calcext:value-type="float">
            <text:p>3605</text:p>
          </table:table-cell>
          <table:table-cell office:value-type="percentage" office:value="0.659315" calcext:value-type="percentage">
            <text:p>65,9 %</text:p>
          </table:table-cell>
          <table:table-cell office:value-type="float" office:value="101592" calcext:value-type="float">
            <text:p>101592</text:p>
          </table:table-cell>
          <table:table-cell office:value-type="float" office:value="298200" calcext:value-type="float">
            <text:p>298200</text:p>
          </table:table-cell>
          <table:table-cell table:formula="of:=IF(AND([.B51]&lt;3600;[.B51]&lt;&gt;&quot;&quot;;[.C51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'BACASP continuous'.A1:'BACASP continuous'.E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11" number:min-decimal-places="11"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percentage-style style:name="N104">
      <number:number number:decimal-places="1" number:min-decimal-places="1" number:min-integer-digits="1"/>
      <number:text> %</number:text>
    </number:percentage-style>
    <number:number-style style:name="N11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7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8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9">
      <number:number number:decimal-places="1" number:min-decimal-places="1" number:min-integer-digits="1" number:grouping="true"/>
    </number:number-style>
    <number:percentage-style style:name="N110">
      <number:number number:decimal-places="5" number:min-decimal-places="5" number:min-integer-digits="1"/>
      <number:text>%</number:text>
    </number:percentage-style>
    <number:percentage-style style:name="N111">
      <number:number number:decimal-places="4" number:min-decimal-places="4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5">
      <number:number number:decimal-places="2" number:min-decimal-places="2" number:min-integer-digits="1"/>
      <number:text>%</number:text>
    </number:percentage-style>
    <number:percentage-style style:name="N116">
      <number:number number:decimal-places="1" number:min-decimal-places="1" number:min-integer-digits="1"/>
      <number:text>%</number:text>
    </number:percentage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1:12:27.605451291</meta:creation-date>
    <dc:date>2023-07-18T13:06:44.738121065</dc:date>
    <meta:editing-duration>PT1H8M36S</meta:editing-duration>
    <meta:editing-cycles>23</meta:editing-cycles>
    <meta:generator>LibreOffice/7.3.7.2$Linux_X86_64 LibreOffice_project/30$Build-2</meta:generator>
    <meta:document-statistic meta:table-count="1" meta:cell-count="306" meta:object-count="0"/>
  </office:meta>
</office:document-meta>
</file>